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47" style:family="table-cell" style:parent-style-name="Default" style:data-style-name="N20114">
      <style:table-cell-properties fo:background-color="#ff0000" fo:border="0.74pt solid #000000"/>
      <style:text-properties fo:color="#3465a4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49" style:family="table-cell" style:parent-style-name="Default">
      <style:text-properties fo:color="#bf0041" style:font-name="Arial" fo:font-weight="bold" style:font-weight-asian="bold" style:font-weight-complex="bold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38" table:formula="of:=333-155" office:value-type="float" office:value="178" calcext:value-type="float">
            <text:p>178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41" table:number-columns-repeated="7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7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22.4" calcext:value-type="float">
            <text:p>122</text:p>
          </table:table-cell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29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number-columns-repeated="7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number-columns-repeated="2"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 office:value-type="float" office:value="406.2" calcext:value-type="float">
            <text:p>406</text:p>
          </table:table-cell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47" office:value-type="float" office:value="83" calcext:value-type="float"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/>
          <table:table-cell table:style-name="ce38" office:value-type="float" office:value="1400" calcext:value-type="float">
            <text:p>1'400</text:p>
          </table:table-cell>
          <table:table-cell table:style-name="ce38" table:number-columns-repeated="7"/>
          <table:table-cell table:style-name="ce57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4413.9" calcext:value-type="float">
            <text:p>4'414</text:p>
          </table:table-cell>
          <table:table-cell table:style-name="ce33" table:formula="of:=SUM([.E3:.E32])" office:value-type="float" office:value="2119" calcext:value-type="float">
            <text:p>2'119</text:p>
          </table:table-cell>
          <table:table-cell table:style-name="ce33" table:formula="of:=SUM([.F3:.F32])" office:value-type="float" office:value="2195.3" calcext:value-type="float">
            <text:p>2'195</text:p>
          </table:table-cell>
          <table:table-cell table:style-name="ce33" table:formula="of:=SUM([.G3:.G32])" office:value-type="float" office:value="2012.95" calcext:value-type="float">
            <text:p>2'013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5.8" calcext:value-type="float">
            <text:p>1'876</text:p>
          </table:table-cell>
          <table:table-cell table:style-name="ce33" table:formula="of:=SUM([.J3:.J32])" office:value-type="float" office:value="2062.95" calcext:value-type="float">
            <text:p>2'0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-1062.9" calcext:value-type="float">
            <text:p>CHF -1'063</text:p>
          </table:table-cell>
          <table:table-cell table:style-name="ce35" table:formula="of:=[.E2]-[.E33]" office:value-type="float" office:value="1232" calcext:value-type="float">
            <text:p>1'232</text:p>
          </table:table-cell>
          <table:table-cell table:style-name="ce35" table:formula="of:=[.F2]-[.F33]" office:value-type="float" office:value="1155.7" calcext:value-type="float">
            <text:p>1'156</text:p>
          </table:table-cell>
          <table:table-cell table:style-name="ce35" table:formula="of:=[.G2]-[.G33]" office:value-type="float" office:value="1338.05" calcext:value-type="float">
            <text:p>1'338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5.2" calcext:value-type="float">
            <text:p>1'475</text:p>
          </table:table-cell>
          <table:table-cell table:style-name="ce35" table:formula="of:=[.J2]-[.J33]" office:value-type="float" office:value="1288.05" calcext:value-type="float">
            <text:p>1'2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1.0666666666667" calcext:value-type="float">
            <text:p>41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-35.43" calcext:value-type="float">
            <text:p>CHF -35</text:p>
          </table:table-cell>
          <table:table-cell table:style-name="ce36" table:formula="of:=[.E35]/30" office:value-type="float" office:value="41.0666666666667" calcext:value-type="float">
            <text:p>41</text:p>
          </table:table-cell>
          <table:table-cell table:style-name="ce36" table:formula="of:=[.F35]/30" office:value-type="float" office:value="38.5233333333333" calcext:value-type="float">
            <text:p>39</text:p>
          </table:table-cell>
          <table:table-cell table:style-name="ce36" table:formula="of:=[.G35]/30" office:value-type="float" office:value="44.6016666666667" calcext:value-type="float">
            <text:p>45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1733333333333" calcext:value-type="float">
            <text:p>49</text:p>
          </table:table-cell>
          <table:table-cell table:style-name="ce36" table:formula="of:=[.J35]/30" office:value-type="float" office:value="42.935" calcext:value-type="float">
            <text:p>43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#REF!" office:value-type="string" office:string-value="" calcext:value-type="error">
            <text:p>#REF!</text:p>
          </table:table-cell>
          <table:table-cell table:number-columns-repeated="5"/>
          <table:table-cell table:formula="of:=[.H74]-#REF!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20:08:06.3278026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2-10T07:46:14.663609705</dc:date>
    <meta:editing-duration>P35DT9H45M30S</meta:editing-duration>
    <meta:editing-cycles>353</meta:editing-cycles>
    <meta:print-date>2025-02-09T21:08:52.437588119</meta:print-date>
    <meta:document-statistic meta:table-count="5" meta:cell-count="884" meta:object-count="0"/>
  </office:meta>
</office:document-meta>
</file>